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text-properties fo:background-color="#ffcc00"/>
    </style:style>
    <style:style style:name="P4" style:family="paragraph" style:parent-style-name="Standard">
      <style:paragraph-properties fo:background-color="transparent">
        <style:background-image/>
      </style:paragraph-properties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6" style:family="paragraph" style:parent-style-name="Standard">
      <style:paragraph-properties fo:background-color="#ffcccc">
        <style:background-image/>
      </style:paragraph-properties>
    </style:style>
    <style:style style:name="P7" style:family="paragraph" style:parent-style-name="Standard">
      <style:text-properties fo:background-color="#ff6666"/>
    </style:style>
    <style:style style:name="P8" style:family="paragraph" style:parent-style-name="Standard">
      <style:text-properties fo:background-color="#00ff66"/>
    </style:style>
    <style:style style:name="P9" style:family="paragraph" style:parent-style-name="Standard">
      <style:text-properties fo:background-color="transparent"/>
    </style:style>
    <style:style style:name="P10" style:family="paragraph" style:parent-style-name="Standard">
      <style:text-properties fo:background-color="#dddddd"/>
    </style:style>
    <style:style style:name="P11" style:family="paragraph" style:parent-style-name="Standard">
      <style:text-properties fo:background-color="#ff99ff"/>
    </style:style>
    <style:style style:name="P12" style:family="paragraph" style:parent-style-name="Standard">
      <style:text-properties fo:background-color="#66ccff"/>
    </style:style>
    <style:style style:name="P13" style:family="paragraph" style:parent-style-name="Standard">
      <style:text-properties fo:background-color="#ffff66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"C:\Users\user\Envs\my_django_environment\Scripts\python.exe" "C:\Users\user\Desktop\RoomAss\manage.py" runserver</text:p>
      <text:p text:style-name="P4">GENRAL VALIDATION ON BACKEND</text:p>
      <text:p text:style-name="P4">SECURITY, RESTRICTIONS, ERROR HANDLING</text:p>
      <text:p text:style-name="P6">disable create availability (buttons are gone, but url shenanigans might get in)</text:p>
      <text:p text:style-name="P4">ADMIN PAGE ORGANIZATION</text:p>
      <text:p text:style-name="P4">Documentation</text:p>
      <text:p text:style-name="P4">RESPONSIVENESS - Desktop</text:p>
      <text:p text:style-name="P4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/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0">AJAX would be something to learn about</text:p>
      <text:p text:style-name="P10">handling aurora seems like it would be weird generally</text:p>
      <text:p text:style-name="P10">event.start / event.end coming out of db seem to be in utc</text:p>
      <text:p text:style-name="P10"><text:s text:c="2"/>maybe this doesn't matter, but it would be good to have consistency if it's happening somewhere</text:p>
      <text:p text:style-name="P10">Room Qualities – Courtyard vs Not, Kid Friendly</text:p>
      <text:p text:style-name="P10">more precise times?</text:p>
      <text:p text:style-name="P10">Front page-</text:p>
      <text:p text:style-name="P10"><text:tab/>dynamic sorting by column?</text:p>
      <text:p text:style-name="P10"><text:tab/>Separate by building?</text:p>
      <text:p text:style-name="P10"><text:tab/>Single booking button with selection of row?</text:p>
      <text:p text:style-name="P10">-Is there a way to plug in a date range and find multiple rooms that will satisfy it?</text:p>
      <text:p text:style-name="P1"/>
      <text:p text:style-name="P12">more consistent language and display across all pages</text:p>
      <text:p text:style-name="P12">Colors and Styles</text:p>
      <text:p text:style-name="P3"/>
      <text:p text:style-name="P7">events die? </text:p>
      <text:p text:style-name="P7"><text:tab/>Run celery worker and scheduler to check</text:p>
      <text:p text:style-name="P3"/>
      <text:p text:style-name="P8">-Perhaps limit booking to some number of months ahead, for some number of weeks total.</text:p>
      <text:p text:style-name="Standard">---</text:p>
      <text:p text:style-name="P11">lets just add buttons to ROOMS MASTER</text:p>
      <text:p text:style-name="P11">remove owner</text:p>
      <text:p text:style-name="P11">assign owner</text:p>
      <text:p text:style-name="P11"/>
      <text:p text:style-name="P11">Move members to different rooms, copying their calendars over?</text:p>
      <text:p text:style-name="P11">Availabilities can come but occs might not?</text:p>
      <text:p text:style-name="P11">Or just fuck it and new room new calendar?</text:p>
      <text:p text:style-name="P11"/>
      <text:p text:style-name="P11">How does this work in Admin vs Site</text:p>
      <text:p text:style-name="Standard"/>
      <text:p text:style-name="P13">use source to redirect correctly in admin access for my-room</text:p>
      <text:p text:style-name="Standard"/>
      <text:p text:style-name="Standard"><text:soft-page-break/></text:p>
      <text:p text:style-name="Standard"/>
      <text:p text:style-name="P2">THING I THINK AREN'T A BIG DEAL</text:p>
      <text:p text:style-name="P1"/>
      <text:p text:style-name="P5">-When editing availabilities, no date can be submitted – though nothing happens</text:p>
      <text:p text:style-name="P5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2T14:38:52.07</dc:date>
    <dc:creator>Trevor Pierson</dc:creator>
    <meta:editing-duration>P18DT8H53M18S</meta:editing-duration>
    <meta:editing-cycles>262</meta:editing-cycles>
    <meta:generator>OpenOffice/4.1.13$Win32 OpenOffice.org_project/4113m1$Build-9810</meta:generator>
    <meta:document-statistic meta:table-count="0" meta:image-count="0" meta:object-count="0" meta:page-count="2" meta:paragraph-count="45" meta:word-count="307" meta:character-count="1947"/>
  </office:meta>
</office:document-meta>
</file>